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Preformatted_20_Text">
      <style:paragraph-properties fo:margin-left="0cm" fo:margin-right="0cm" fo:text-indent="0cm" style:auto-text-indent="false"/>
      <style:text-properties officeooo:paragraph-rsid="0018b693"/>
    </style:style>
    <style:style style:name="P5" style:family="paragraph" style:parent-style-name="Standard">
      <style:text-properties officeooo:rsid="001a42f6" officeooo:paragraph-rsid="001a42f6"/>
    </style:style>
    <style:style style:name="P6" style:family="paragraph" style:parent-style-name="Standard">
      <style:text-properties officeooo:paragraph-rsid="001a42f6"/>
    </style:style>
    <style:style style:name="P7" style:family="paragraph" style:parent-style-name="Standard">
      <style:text-properties officeooo:rsid="001a42f6" officeooo:paragraph-rsid="001a42f6" fo:background-color="#1f1f1f"/>
    </style:style>
    <style:style style:name="P8" style:family="paragraph" style:parent-style-name="Standard">
      <style:text-properties officeooo:rsid="001b4cb9" officeooo:paragraph-rsid="001b4cb9"/>
    </style:style>
    <style:style style:name="P9" style:family="paragraph" style:parent-style-name="Standard">
      <style:text-properties officeooo:rsid="001b4cb9" officeooo:paragraph-rsid="001b4cb9" loext:padding="0cm" loext:border="none"/>
    </style:style>
    <style:style style:name="P10" style:family="paragraph" style:parent-style-name="Standard">
      <style:paragraph-properties fo:margin-left="0cm" fo:margin-right="0cm" fo:text-indent="0cm" style:auto-text-indent="false"/>
      <style:text-properties loext:padding="0cm" loext:border="none"/>
    </style:style>
    <style:style style:name="T1" style:family="text">
      <style:text-properties fo:color="#ce9178" loext:opacity="100%"/>
    </style:style>
    <style:style style:name="T2" style:family="text">
      <style:text-properties fo:color="#ce9178" loext:opacity="100%" fo:background-color="#1f1f1f" loext:char-shading-value="0"/>
    </style:style>
    <style:style style:name="T3" style:family="text">
      <style:text-properties officeooo:rsid="0018b693"/>
    </style:style>
    <style:style style:name="T4" style:family="text">
      <style:text-properties officeooo:rsid="001a42f6"/>
    </style:style>
    <style:style style:name="T5" style:family="text">
      <style:text-properties fo:color="#569cd6" loext:opacity="100%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symbolic link to python3 on debian</text:p>
      <text:p text:style-name="Standard"/>
      <text:p text:style-name="Standard"/>
      <text:p text:style-name="P1"><text:span text:style-name="Source_20_Text">curl -G https://api.stripe.com/v1/products \</text:span></text:p>
      <text:p text:style-name="P4"><text:span text:style-name="Source_20_Text"><text:s text:c="2"/>-u </text:span><text:span text:style-name="Source_20_Text"><text:span text:style-name="T2">pk_test_51O601THRx8IgMk2MeGVYFOBETkKRZV8qSpiGqMVzeMvOTt7fvSXnyPFHCSFhJoSVu7rHhoKVO8Z4f5aUQh4uxtJy00JfhxC84E </text:span></text:span><text:span text:style-name="Source_20_Text">\</text:span></text:p>
      <text:p text:style-name="P2"><text:span text:style-name="Source_20_Text"><text:s text:c="2"/>-d limit=3</text:span></text:p>
      <text:p text:style-name="Standard"><text:span text:style-name="T3">curl -G </text:span><text:a xlink:type="simple" xlink:href="https://api.stripe.com/v1/products" text:style-name="Internet_20_link" text:visited-style-name="Visited_20_Internet_20_Link"><text:span text:style-name="T3">https://api.stripe.com/v1/products</text:span></text:a><text:span text:style-name="T3"> <text:s/>-u <text:s/>sk_test_51O601THRx8IgMk2MO0K3BIBPTt1Sytra8OTd8AafSz3uRCx7sOpJmuo6YtjBEiZfwPHitjeE0MfgaibTbWKASNNr00PhIDf71t \</text:span></text:p>
      <text:p text:style-name="Standard">-<text:span text:style-name="T3">d limit=3</text:span></text:p>
      <text:p text:style-name="P6"/>
      <text:p text:style-name="P5">PRODUCT ID</text:p>
      <text:p text:style-name="Standard">prod_OtnlirBzHLWn4a</text:p>
      <text:p text:style-name="P6"/>
      <text:p text:style-name="P6"/>
      <text:p text:style-name="P5">url del prodotto</text:p>
      <text:p text:style-name="P7"><text:span text:style-name="T1">https://checkout.stripe.com/pay/</text:span><text:span text:style-name="T5">{{</text:span><text:span text:style-name="T1">product_id</text:span><text:span text:style-name="T5">}}</text:span><text:span text:style-name="T1">?redirect_url=</text:span><text:span text:style-name="T5">{{</text:span><text:span text:style-name="T1">redirect_url</text:span><text:span text:style-name="T5">}}</text:span><text:span text:style-name="T1">"</text:span></text:p>
      <text:p text:style-name="P5"/>
      <text:p text:style-name="P5"><text:a xlink:type="simple" xlink:href="https://checkout.stripe.com/pay/prod_OtnlirBzHLWn4a?redirect_url=http://doggowut.web.app/?email=test@email.it" text:style-name="Internet_20_link" text:visited-style-name="Visited_20_Internet_20_Link">https://checkout.stripe.com/pay/prod_OtnlirBzHLWn4a?redirect_url=http://doggowut.web.app/?email=test@email.it</text:a></text:p>
      <text:p text:style-name="P5"/>
      <text:p text:style-name="P5"/>
      <text:p text:style-name="P5"/>
      <text:p text:style-name="P5">ebhook URL</text:p>
      <text:p text:style-name="P5"/>
      <text:p text:style-name="P6"><text:a xlink:type="simple" xlink:href="https://172.232.194.159/success" text:style-name="Internet_20_link" text:visited-style-name="Visited_20_Internet_20_Link"><text:span text:style-name="T4">https://</text:span>172.232.194.159/</text:a><text:span text:style-name="T4">callback?</text:span></text:p>
      <text:p text:style-name="P6"/>
      <text:p text:style-name="P6"/>
      <text:p text:style-name="P5">Il stripe deve dare come url-→ webhook vedi sopra</text:p>
      <text:p text:style-name="P5"/>
      <text:p text:style-name="P5"><text:a xlink:type="simple" xlink:href="http://doggowut.web.app/200.html?success" text:style-name="Internet_20_link" text:visited-style-name="Visited_20_Internet_20_Link">http://doggowut.web.app/200.html?success</text:a>=&lt;strinpe&gt;</text:p>
      <text:p text:style-name="P5"/>
      <text:p text:style-name="P5">1/11/2023+</text:p>
      <text:p text:style-name="P5"/>
      <text:p text:style-name="P5">create new product</text:p>
      <text:p text:style-name="P5"/>
      <text:p text:style-name="P5">Doggowut test Premium Gold </text:p>
      <text:p text:style-name="P5"/>
      <text:p text:style-name="P8">2/11/2023</text:p>
      <text:p text:style-name="P8"/>
      <text:p text:style-name="P8">creazione nuovo webhook</text:p>
      <text:p text:style-name="P8"/>
      <text:p text:style-name="P8"><text:a xlink:type="simple" xlink:href="https://stripe-webhook2.vercel.app/" text:style-name="Internet_20_link" text:visited-style-name="Visited_20_Internet_20_Link">https://stripe-webhook2.vercel.app</text:a></text:p>
      <text:p text:style-name="P8"><text:a xlink:type="simple" xlink:href="https://stripe-webhook-two.vercel.app/" text:style-name="Internet_20_link" text:visited-style-name="Visited_20_Internet_20_Link">https://stripe-webhook-two.vercel.app/</text:a></text:p>
      <text:p text:style-name="P8"/>
      <text:p text:style-name="P8">eventi da cechkkare:</text:p>
      <text:p text:style-name="P8"/>
      <text:p text:style-name="P8">payment.intent_created</text:p>
      <text:p text:style-name="P8">payment.succedeed</text:p>
      <text:p text:style-name="P8">charge_succeded……...</text:p>
      <text:p text:style-name="P9"><text:soft-page-break/>payment_intent.created</text:p>
      <text:p text:style-name="P10"><draw:frame draw:style-name="fr1" draw:name="Cornice1" text:anchor-type="char" svg:width="0.041cm" draw:z-index="0"><draw:text-box fo:min-height="0.041cm"><text:p text:style-name="P3">cancel</text:p></draw:text-box></draw:frame>charge.succeeded</text:p>
      <text:p text:style-name="P10"><draw:frame draw:style-name="fr1" draw:name="Cornice2" text:anchor-type="char" svg:width="0.041cm" draw:z-index="1"><draw:text-box fo:min-height="0.041cm"><text:p text:style-name="P3">cancel</text:p></draw:text-box></draw:frame>checkout.session.completed</text:p>
      <text:p text:style-name="P10"><draw:frame draw:style-name="fr1" draw:name="Cornice3" text:anchor-type="char" svg:width="0.041cm" draw:z-index="2"><draw:text-box fo:min-height="0.041cm"><text:p text:style-name="P3">cancel</text:p></draw:text-box></draw:frame>payment_intent.succeeded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8T02:28:18.044000000</meta:creation-date>
    <dc:date>2023-11-02T23:45:08.009000000</dc:date>
    <meta:editing-duration>P5DT5H18M22S</meta:editing-duration>
    <meta:editing-cycles>4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33" meta:word-count="72" meta:character-count="1095" meta:non-whitespace-character-count="1049"/>
  </office:meta>
</office:document-meta>
</file>